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cd7a" officeooo:paragraph-rsid="0018cd7a"/>
    </style:style>
    <style:style style:name="P2" style:family="paragraph" style:parent-style-name="Standard">
      <style:text-properties officeooo:rsid="001a171d" officeooo:paragraph-rsid="001a171d"/>
    </style:style>
    <style:style style:name="P3" style:family="paragraph" style:parent-style-name="Standard">
      <style:text-properties officeooo:rsid="001af8f5" officeooo:paragraph-rsid="001af8f5"/>
    </style:style>
    <style:style style:name="P4" style:family="paragraph" style:parent-style-name="Standard">
      <style:text-properties officeooo:rsid="001af8f5" officeooo:paragraph-rsid="001b81e1"/>
    </style:style>
    <style:style style:name="P5" style:family="paragraph" style:parent-style-name="Standard">
      <style:text-properties officeooo:rsid="001b81e1" officeooo:paragraph-rsid="001b81e1"/>
    </style:style>
    <style:style style:name="P6" style:family="paragraph" style:parent-style-name="Standard">
      <style:text-properties officeooo:rsid="001cd7a3" officeooo:paragraph-rsid="001cd7a3"/>
    </style:style>
    <style:style style:name="T1" style:family="text">
      <style:text-properties officeooo:rsid="001a171d"/>
    </style:style>
    <style:style style:name="T2" style:family="text">
      <style:text-properties officeooo:rsid="001b81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text:p>
      <text:p text:style-name="P1"/>
      <text:p text:style-name="P1">cpl10@cpl10-HP-ProDesk-400-G4-SFF:~$ sh ass2q1.sh</text:p>
      <text:p text:style-name="P1">The kernel is a computer program that is the core of a computer's operating system, with complete control over everything in the system. The critical code of the kernel is usually loaded into a separate area of memory, which is protected from access by application programs or other, less critical parts of the operating system. The kernel performs its tasks, such as running processes, managing hardware devices such as the hard disk, and handling interrupts, in this protected kernel space. Kernel concepts are discussed in chapter 3 . In chapter 11 , we will get more details on how unix kernel functions.</text:p>
      <text:p text:style-name="P1">cpl10@cpl10-HP-ProDesk-400-G4-SFF:~$ cat ass2q1.sh</text:p>
      <text:p text:style-name="P1">cat &gt; demop.txt;</text:p>
      <text:p text:style-name="P1"/>
      <text:p text:style-name="P1"/>
      <text:p text:style-name="P1"/>
      <text:p text:style-name="P1">cpl10@cpl10-HP-ProDesk-400-G4-SFF:~$ cat demop.txt</text:p>
      <text:p text:style-name="P1">The kernel is a computer program that is the core of a computer's operating system, with complete control over everything in the system. The critical code of the kernel is usually loaded into a separate area of memory, which is protected from access by application programs or other, less critical parts of the operating system. The kernel performs its tasks, such as running processes, managing hardware devices such as the hard disk, and handling interrupts, in this protected kernel space. Kernel concepts are discussed in chapter 3 . In chapter 11 , we will get more details on how unix kernel functions.</text:p>
      <text:p text:style-name="P1"/>
      <text:p text:style-name="P1">Q2</text:p>
      <text:p text:style-name="P1"/>
      <text:p text:style-name="P2">a)</text:p>
      <text:p text:style-name="P2"><text:s/>ls | grep -o "\bt\w*" demop.txt;</text:p>
      <text:p text:style-name="P2"><text:s/>ls | grep -o "\bt\w*t\b" demop.txt;</text:p>
      <text:p text:style-name="P2"/>
      <text:p text:style-name="P2">cpl10@cpl10-HP-ProDesk-400-G4-SFF:~$ sh ass2q2.sh</text:p>
      <text:p text:style-name="P2">that</text:p>
      <text:p text:style-name="P2">the</text:p>
      <text:p text:style-name="P2">the</text:p>
      <text:p text:style-name="P2">the</text:p>
      <text:p text:style-name="P2">the</text:p>
      <text:p text:style-name="P2">tasks</text:p>
      <text:p text:style-name="P2">the</text:p>
      <text:p text:style-name="P2">this</text:p>
      <text:p text:style-name="P2">that</text:p>
      <text:p text:style-name="P2"/>
      <text:p text:style-name="P2">b)</text:p>
      <text:p text:style-name="P3">ls | grep -o "kernel" demop.txt | wc -l</text:p>
      <text:p text:style-name="P2"/>
      <text:p text:style-name="P3"/>
      <text:p text:style-name="P3">cpl10@cpl10-HP-ProDesk-400-G4-SFF:~$ <text:span text:style-name="T1">sh ass2q2.sh</text:span></text:p>
      <text:p text:style-name="P3">5</text:p>
      <text:p text:style-name="P3"/>
      <text:p text:style-name="P4">c)</text:p>
      <text:p text:style-name="P4"><text:span text:style-name="T2">grep -o "\b\w*[0-9]\b" demop.txt|paste -sd+ |bc</text:span></text:p>
      <text:p text:style-name="P4"/>
      <text:p text:style-name="P4"><text:soft-page-break/><text:line-break/><text:span text:style-name="T2">cpl10@cpl10-HP-ProDesk-400-G4-SFF:~$ sh ass2q2.sh</text:span></text:p>
      <text:p text:style-name="P5">14</text:p>
      <text:p text:style-name="P3"/>
      <text:p text:style-name="P3"/>
      <text:p text:style-name="P2"/>
      <text:p text:style-name="P2"/>
      <text:p text:style-name="P2">Q3 </text:p>
      <text:p text:style-name="P6">find *.c | xargs gcc -o</text:p>
      <text:p text:style-name="P6"/>
      <text:p text:style-name="P6">cpl10@cpl10-HP-ProDesk-400-G4-SFF:~/cn$ <text:span text:style-name="T2">sh ass2q</text:span>3<text:span text:style-name="T2">.sh</text:span></text:p>
      <text:p text:style-name="P6"><text:a xlink:type="simple" xlink:href="mailto:cpl10@cpl10-HP-ProDesk-400-G4-SFF" text:style-name="Internet_20_link" text:visited-style-name="Visited_20_Internet_20_Link">cpl10@cpl10-HP-ProDesk-400-G4-SFF</text:a>:~/cn$</text:p>
      <text:p text:style-name="P6"/>
      <text:p text:style-name="P6"/>
      <text:p text:style-name="P6">Q4</text:p>
      <text:p text:style-name="P6"/>
      <text:p text:style-name="P6"/>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18:58:05.309717175</meta:creation-date>
    <dc:date>2018-08-06T20:30:05.366310704</dc:date>
    <meta:editing-duration>PT11M23S</meta:editing-duration>
    <meta:editing-cycles>1</meta:editing-cycles>
    <meta:document-statistic meta:table-count="0" meta:image-count="0" meta:object-count="0" meta:page-count="2" meta:paragraph-count="34" meta:word-count="280" meta:character-count="1848" meta:non-whitespace-character-count="1598"/>
    <meta:generator>LibreOffice/5.1.6.2$Linux_X86_64 LibreOffice_project/10m0$Build-2</meta:generator>
  </office:meta>
</office:document-meta>
</file>